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0EDB5A01596BA70D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2" draw:layer="layout" svg:width="0.502cm" svg:height="0.646cm" svg:x="10.278cm" svg:y="14.526cm">
          <draw:text-box>
            <text:p text:style-name="P1"/>
          </draw:text-box>
        </draw:frame>
        <draw:frame draw:style-name="gr2" draw:text-style-name="P3" draw:layer="layout" svg:width="18.999cm" svg:height="5.907cm" svg:x="1.001cm" svg:y="1.093cm">
          <draw:image xlink:href="Pictures/10000000000002FA000000EDB5A01596BA70DA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5T13:30:02.396252952</meta:creation-date>
    <dc:date>2024-07-25T13:32:36.745067182</dc:date>
    <meta:editing-duration>PT2M37S</meta:editing-duration>
    <meta:editing-cycles>1</meta:editing-cycles>
    <meta:document-statistic meta:object-count="2"/>
    <meta:generator>LibreOffice/7.3.7.2$Linux_X86_64 LibreOffice_project/30$Build-2</meta:generator>
  </office:meta>
</office:document-meta>
</file>